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2">
      <style:text-properties style:font-name="Ubuntu" officeooo:rsid="0046016b" officeooo:paragraph-rsid="0046016b"/>
    </style:style>
    <style:style style:name="P2" style:family="paragraph" style:parent-style-name="Text_20_body">
      <style:text-properties style:font-name="Ubuntu" officeooo:rsid="0046016b" officeooo:paragraph-rsid="0046016b"/>
    </style:style>
    <style:style style:name="P3" style:family="paragraph" style:parent-style-name="Text_20_body">
      <style:text-properties officeooo:paragraph-rsid="0046016b"/>
    </style:style>
    <style:style style:name="P4" style:family="paragraph" style:parent-style-name="Heading_20_2">
      <style:text-properties style:font-name="Ubuntu"/>
    </style:style>
    <style:style style:name="P5" style:family="paragraph" style:parent-style-name="Text_20_body">
      <style:text-properties style:font-name="Ubuntu" officeooo:paragraph-rsid="002274bd"/>
    </style:style>
    <style:style style:name="P6" style:family="paragraph" style:parent-style-name="Text_20_body">
      <style:text-properties style:font-name="Ubuntu" officeooo:rsid="003f08d3" officeooo:paragraph-rsid="003f08d3"/>
    </style:style>
    <style:style style:name="P7" style:family="paragraph" style:parent-style-name="Text_20_body">
      <style:text-properties style:font-name="Ubuntu" officeooo:paragraph-rsid="00053d4d"/>
    </style:style>
    <style:style style:name="P8" style:family="paragraph" style:parent-style-name="Text_20_body">
      <style:text-properties style:font-name="Ubuntu" officeooo:paragraph-rsid="0004fe61"/>
    </style:style>
    <style:style style:name="P9" style:family="paragraph" style:parent-style-name="Text_20_body">
      <style:text-properties style:font-name="Ubuntu"/>
    </style:style>
    <style:style style:name="P10" style:family="paragraph" style:parent-style-name="Text_20_body">
      <style:text-properties style:font-name="Ubuntu" officeooo:paragraph-rsid="00131831"/>
    </style:style>
    <style:style style:name="P11" style:family="paragraph" style:parent-style-name="Text_20_body">
      <style:text-properties style:font-name="Ubuntu" officeooo:rsid="002274bd" officeooo:paragraph-rsid="002274bd"/>
    </style:style>
    <style:style style:name="P12" style:family="paragraph" style:parent-style-name="Text_20_body">
      <style:text-properties style:font-name="Ubuntu" officeooo:rsid="0006f5d2" officeooo:paragraph-rsid="0006f5d2"/>
    </style:style>
    <style:style style:name="P13" style:family="paragraph" style:parent-style-name="Text_20_body">
      <style:text-properties style:font-name="Ubuntu" officeooo:rsid="0006f5d2" officeooo:paragraph-rsid="001be2f1"/>
    </style:style>
    <style:style style:name="P14" style:family="paragraph" style:parent-style-name="Text_20_body">
      <style:text-properties style:font-name="Ubuntu" officeooo:rsid="00244218" officeooo:paragraph-rsid="00251d32"/>
    </style:style>
    <style:style style:name="P15" style:family="paragraph" style:parent-style-name="Text_20_body">
      <style:text-properties style:font-name="Ubuntu" officeooo:rsid="0005d75a" officeooo:paragraph-rsid="0005d75a"/>
    </style:style>
    <style:style style:name="P16" style:family="paragraph" style:parent-style-name="Text_20_body">
      <style:text-properties style:font-name="Ubuntu" officeooo:rsid="00244218" officeooo:paragraph-rsid="00244218"/>
    </style:style>
    <style:style style:name="P17" style:family="paragraph" style:parent-style-name="Heading_20_2">
      <style:text-properties style:font-name="Ubuntu" officeooo:rsid="00232602" officeooo:paragraph-rsid="00232602"/>
    </style:style>
    <style:style style:name="P18" style:family="paragraph" style:parent-style-name="Text_20_body">
      <style:text-properties style:font-name="Ubuntu" officeooo:rsid="00232602" officeooo:paragraph-rsid="00232602"/>
    </style:style>
    <style:style style:name="P19" style:family="paragraph" style:parent-style-name="Text_20_body">
      <style:text-properties style:font-name="Ubuntu" officeooo:rsid="0026a564" officeooo:paragraph-rsid="0026a564"/>
    </style:style>
    <style:style style:name="P20" style:family="paragraph" style:parent-style-name="Text_20_body">
      <style:text-properties style:font-name="Ubuntu" officeooo:rsid="002efef2" officeooo:paragraph-rsid="002efef2"/>
    </style:style>
    <style:style style:name="P21" style:family="paragraph" style:parent-style-name="Text_20_body">
      <style:text-properties style:font-name="Ubuntu" officeooo:paragraph-rsid="0006f5d2"/>
    </style:style>
    <style:style style:name="P22" style:family="paragraph" style:parent-style-name="Heading_20_2">
      <style:text-properties style:font-name="Ubuntu" officeooo:rsid="0006f5d2" officeooo:paragraph-rsid="0006f5d2"/>
    </style:style>
    <style:style style:name="T1" style:family="text">
      <style:text-properties style:font-name="Ubuntu" officeooo:rsid="0046016b"/>
    </style:style>
    <style:style style:name="T2" style:family="text">
      <style:text-properties style:font-name="Ubuntu" officeooo:rsid="0047c0d3"/>
    </style:style>
    <style:style style:name="T3" style:family="text">
      <style:text-properties officeooo:rsid="000270a3"/>
    </style:style>
    <style:style style:name="T4" style:family="text">
      <style:text-properties officeooo:rsid="0044babb"/>
    </style:style>
    <style:style style:name="T5" style:family="text">
      <style:text-properties style:font-name="Ubuntu"/>
    </style:style>
    <style:style style:name="T6" style:family="text">
      <style:text-properties style:font-name="Ubuntu" officeooo:rsid="0048835c"/>
    </style:style>
    <style:style style:name="T7" style:family="text">
      <style:text-properties officeooo:rsid="0048835c"/>
    </style:style>
    <style:style style:name="T8" style:family="text">
      <style:text-properties officeooo:rsid="004f7a2c"/>
    </style:style>
    <style:style style:name="T9" style:family="text">
      <style:text-properties officeooo:rsid="0003f092"/>
    </style:style>
    <style:style style:name="T10" style:family="text">
      <style:text-properties officeooo:rsid="001076c1"/>
    </style:style>
    <style:style style:name="T11" style:family="text">
      <style:text-properties officeooo:rsid="001151b0"/>
    </style:style>
    <style:style style:name="T12" style:family="text">
      <style:text-properties officeooo:rsid="00131831"/>
    </style:style>
    <style:style style:name="T13" style:family="text">
      <style:text-properties officeooo:rsid="000ccbd6"/>
    </style:style>
    <style:style style:name="T14" style:family="text">
      <style:text-properties officeooo:rsid="000f3c81"/>
    </style:style>
    <style:style style:name="T15" style:family="text">
      <style:text-properties officeooo:rsid="00168275"/>
    </style:style>
    <style:style style:name="T16" style:family="text">
      <style:text-properties officeooo:rsid="00053d4d"/>
    </style:style>
    <style:style style:name="T17" style:family="text">
      <style:text-properties officeooo:rsid="003671bc"/>
    </style:style>
    <style:style style:name="T18" style:family="text">
      <style:text-properties officeooo:rsid="00409208"/>
    </style:style>
    <style:style style:name="T19" style:family="text">
      <style:text-properties officeooo:rsid="001be2f1"/>
    </style:style>
    <style:style style:name="T20" style:family="text">
      <style:text-properties officeooo:rsid="0005d75a"/>
    </style:style>
    <style:style style:name="T21" style:family="text">
      <style:text-properties officeooo:rsid="0006f5d2"/>
    </style:style>
    <style:style style:name="T22" style:family="text">
      <style:text-properties officeooo:rsid="003df1d9"/>
    </style:style>
    <style:style style:name="T23" style:family="text">
      <style:text-properties officeooo:rsid="003156c3"/>
    </style:style>
    <style:style style:name="T24" style:family="text">
      <style:text-properties officeooo:rsid="001b29bf"/>
    </style:style>
    <style:style style:name="T25" style:family="text">
      <style:text-properties officeooo:rsid="00289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ome</text:h>
      <text:p text:style-name="P2">/api/home/&lt;int:pk&gt;/slider/</text:p>
      <text:p text:style-name="P3"><text:span text:style-name="T1">/</text:span><text:span text:style-name="T2">api/home/&lt;int:pk&gt;/logo/</text:span></text:p>
      <text:h text:style-name="P4" text:outline-level="2"><text:span text:style-name="T3">U</text:span>ser</text:h>
      <text:p text:style-name="P5">/<text:span text:style-name="T3">api/user/retrieve_update/</text:span></text:p>
      <text:p text:style-name="P6">/api/user/navbar/</text:p>
      <text:p text:style-name="P6">/api/user/notifications/</text:p>
      <text:p text:style-name="P6">/<text:span text:style-name="T4">api/user/ranks/</text:span></text:p>
      <text:h text:style-name="P4" text:outline-level="2">products</text:h>
      <text:p text:style-name="Text_20_body"><text:span text:style-name="T5">/</text:span><text:span text:style-name="T6">api/products/category/</text:span></text:p>
      <text:p text:style-name="P7">/api/products/<text:span text:style-name="T7">category/&lt;str:pk&gt;/retreive</text:span>/</text:p>
      <text:p text:style-name="P7">/api/products/&lt;int:pk&gt;/</text:p>
      <text:p text:style-name="P7">/<text:span text:style-name="T8">api/products/&lt;int:pk&gt;/overview/</text:span></text:p>
      <text:h text:style-name="P4" text:outline-level="2">comments</text:h>
      <text:p text:style-name="P8">/api/comments/list<text:span text:style-name="T9">_create/?</text:span><text:span text:style-name="T10">product_pk=3</text:span></text:p>
      <text:p text:style-name="P8">/<text:span text:style-name="T10">api/comments/list_create/<text:tab/><text:tab/></text:span><text:span text:style-name="T11">POST</text:span><text:span text:style-name="T10"> {“product_pk”:3}</text:span></text:p>
      <text:p text:style-name="P9">/api/comments/&lt;int:pk&gt;/update_destroy/</text:p>
      <text:p text:style-name="P10">/api/comments/<text:span text:style-name="T12">list_</text:span>create<text:span text:style-name="T13">_r</text:span>eply/?<text:span text:style-name="T12">comment_pk=3</text:span><text:tab/></text:p>
      <text:p text:style-name="P10"><text:span text:style-name="T11">/api/comments/</text:span><text:span text:style-name="T12">list_</text:span><text:span text:style-name="T11">create</text:span><text:span text:style-name="T13">_r</text:span><text:span text:style-name="T11">eply/<text:tab/>POST</text:span><text:span text:style-name="T14">{ “comment_pk”: ‘3’ }</text:span></text:p>
      <text:p text:style-name="P9">/api/comments/&lt;int:pk&gt;/update_destroy<text:span text:style-name="T14">_reply</text:span>/</text:p>
      <text:h text:style-name="P4" text:outline-level="2">carts</text:h>
      <text:p text:style-name="P11"/>
      <text:p text:style-name="P9">/api/carts/<text:span text:style-name="T15">list_</text:span>create_increase/ <text:tab/><text:tab/><text:span text:style-name="T15">POST </text:span><text:span text:style-name="T14">{‘product’: ‘3’}</text:span></text:p>
      <text:p text:style-name="P9">/api/carts/&lt;int:cart_<text:span text:style-name="T16">pk</text:span>&gt;/update_destroy/ <text:tab/><text:span text:style-name="T15">POST {“quantity”: “3”}</text:span></text:p>
      <text:h text:style-name="P4" text:outline-level="2">orders</text:h>
      <text:p text:style-name="P9">/api/orders/list_create/</text:p>
      <text:p text:style-name="P9">/<text:span text:style-name="T17">api/orders/&lt;int:pk&gt;/detail/</text:span></text:p>
      <text:p text:style-name="P9">/api/orders/<text:span text:style-name="T18">admin_</text:span><text:span text:style-name="T19">update</text:span><text:span text:style-name="T20">/ <text:tab/><text:tab/></text:span><text:span text:style-name="T19">POST</text:span><text:span text:style-name="T21">{</text:span></text:p>
      <text:p text:style-name="P9"><text:tab/><text:span text:style-name="T21">payment_method: “cod/credit_cart”</text:span></text:p>
      <text:p text:style-name="P12"><text:soft-page-break/>}</text:p>
      <text:p text:style-name="P13">/api/orders/<text:span text:style-name="T19">cancell</text:span><text:span text:style-name="T20">/ <text:tab/></text:span><text:span text:style-name="T19">POST{}</text:span></text:p>
      <text:p text:style-name="P14">Endpoint: /api/order<text:span text:style-name="T22">s</text:span>/&lt;<text:span text:style-name="T18">int</text:span>:pk&gt;/change_payment_method/</text:p>
      <text:p text:style-name="P15">---</text:p>
      <text:p text:style-name="P15">/<text:span text:style-name="T21">api/orders/&lt;int:order_pk&gt;/</text:span><text:span text:style-name="T23">admin_</text:span><text:span text:style-name="T21">update/ {</text:span></text:p>
      <text:p text:style-name="P15"><text:tab/><text:span text:style-name="T21">status: “admin_cancelled/admin_accepted/ready_to_ship/shipped/completed/”</text:span></text:p>
      <text:p text:style-name="P15"><text:tab/><text:span text:style-name="T24">message: “”</text:span></text:p>
      <text:p text:style-name="P12">}</text:p>
      <text:p text:style-name="P16"/>
      <text:h text:style-name="P17" text:outline-level="2">Payment</text:h>
      <text:p text:style-name="P18">Endpoint: /api/payment/&lt;str:pk&gt;/qr_status/</text:p>
      <text:p text:style-name="P19">Endpoint: /api/payment/<text:span text:style-name="T25">sepaywebhook</text:span>/</text:p>
      <text:p text:style-name="P19">MUkGMP1S.Y3QZnTqmGaoDHvO7wcV7AS25kAfJRztD</text:p>
      <text:p text:style-name="P20">Endpoint: /api/payment/&lt;str:pk&gt;/qr_detail/</text:p>
      <text:p text:style-name="P16"/>
      <text:h text:style-name="P4" text:outline-level="2">money</text:h>
      <text:p text:style-name="P9">/api/money/balance_fluctuations/</text:p>
      <text:p text:style-name="P9">/<text:span text:style-name="T23">api/money/bank_account/retreive_update/</text:span></text:p>
      <text:p text:style-name="P9">/<text:span text:style-name="T20">api/money/withdrawal_request/</text:span><text:span text:style-name="T23">list_create</text:span><text:span text:style-name="T20">/</text:span></text:p>
      <text:p text:style-name="P9">/<text:span text:style-name="T17">api/money/withdrawal_request/&lt;int:pk/detail/</text:span></text:p>
      <text:p text:style-name="P21">/<text:span text:style-name="T20">ap</text:span><text:span text:style-name="T21">i</text:span><text:span text:style-name="T20">/money/withdrawal_request/</text:span><text:span text:style-name="T23">cancell</text:span><text:span text:style-name="T20">/</text:span></text:p>
      <text:p text:style-name="P9">-----</text:p>
      <text:p text:style-name="P21">/<text:span text:style-name="T21">api/money/withdrawal_request/</text:span><text:span text:style-name="T23">admin_update/</text:span><text:span text:style-name="T21"> </text:span></text:p>
      <text:h text:style-name="P22" text:outline-level="2">notifications</text:h>
      <text:p text:style-name="P21">/<text:span text:style-name="T21">api/notifications/facebook_connecting/list_create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03:16.275617646</meta:creation-date>
    <meta:generator>LibreOffice/24.8.3.2$Linux_X86_64 LibreOffice_project/480$Build-2</meta:generator>
    <dc:date>2024-11-25T10:58:33.712457950</dc:date>
    <meta:editing-duration>P1DT1H50M29S</meta:editing-duration>
    <meta:editing-cycles>32</meta:editing-cycles>
    <meta:document-statistic meta:table-count="0" meta:image-count="0" meta:object-count="0" meta:page-count="2" meta:paragraph-count="51" meta:word-count="73" meta:character-count="1497" meta:non-whitespace-character-count="1463"/>
  </office:meta>
</office:document-meta>
</file>